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nux Libertine G" svg:font-family="'Linux Libertine G'"/>
    <style:font-face style:name="Linux Libertine G3" svg:font-family="'Linux Libertine G'" style:font-adornments="Általános"/>
    <style:font-face style:name="Linux Libertine O" svg:font-family="'Linux Libertine O'"/>
    <style:font-face style:name="Lohit Hindi1" svg:font-family="'Lohit Hindi'"/>
    <style:font-face style:name="OpenSymbol" svg:font-family="OpenSymbol"/>
    <style:font-face style:name="Linux Biolinum G" svg:font-family="'Linux Biolinum G'" style:font-pitch="variable"/>
    <style:font-face style:name="Linux Biolinum O" svg:font-family="'Linux Biolinum O'" style:font-pitch="variable"/>
    <style:font-face style:name="Linux Libertine Display G" svg:font-family="'Linux Libertine Display G'" style:font-pitch="variable"/>
    <style:font-face style:name="Linux Libertine Display O" svg:font-family="'Linux Libertine Display O'" style:font-pitch="variable"/>
    <style:font-face style:name="Linux Libertine G1" svg:font-family="'Linux Libertine G'" style:font-pitch="variable"/>
    <style:font-face style:name="Linux Libertine G2" svg:font-family="'Linux Libertine G'" style:font-adornments="Semibold" style:font-pitch="variable"/>
    <style:font-face style:name="Linux Libertine G:caps=2" svg:font-family="'Linux Libertine G:caps=2'" style:font-pitch="variable"/>
    <style:font-face style:name="Linux Libertine G:dash=0" svg:font-family="'Linux Libertine G:dash=0'" style:font-pitch="variable"/>
    <style:font-face style:name="Linux Libertine G:dbls=1" svg:font-family="'Linux Libertine G:dbls=1'" style:font-pitch="variable"/>
    <style:font-face style:name="Linux Libertine G:foot=1&amp;algn=1" svg:font-family="'Linux Libertine G:foot=1&amp;algn=1'" style:font-adornments="Általános" style:font-pitch="variable"/>
    <style:font-face style:name="Linux Libertine G:frsp=1" svg:font-family="'Linux Libertine G:frsp=1'" style:font-pitch="variable"/>
    <style:font-face style:name="Linux Libertine G:hang=1" svg:font-family="'Linux Libertine G:hang=1'" style:font-pitch="variable"/>
    <style:font-face style:name="Linux Libertine G:hang=2" svg:font-family="'Linux Libertine G:hang=2'" style:font-pitch="variable"/>
    <style:font-face style:name="Linux Libertine G:itlc=1" svg:font-family="'Linux Libertine G:itlc=1'" style:font-pitch="variable"/>
    <style:font-face style:name="Linux Libertine G:itlc=2" svg:font-family="'Linux Libertine G:itlc=2'" style:font-pitch="variable"/>
    <style:font-face style:name="Linux Libertine G:liga=0" svg:font-family="'Linux Libertine G:liga=0'" style:font-pitch="variable"/>
    <style:font-face style:name="Linux Libertine G:litt=0" svg:font-family="'Linux Libertine G:litt=0'" style:font-pitch="variable"/>
    <style:font-face style:name="Linux Libertine G:nfsp=1" svg:font-family="'Linux Libertine G:nfsp=1'" style:font-pitch="variable"/>
    <style:font-face style:name="Linux Libertine G:nfsp=1&amp;algn=1" svg:font-family="'Linux Libertine G:nfsp=1&amp;algn=1'" style:font-pitch="variable"/>
    <style:font-face style:name="Linux Libertine G:nfsp=1&amp;algn=2" svg:font-family="'Linux Libertine G:nfsp=1&amp;algn=2'" style:font-pitch="variable"/>
    <style:font-face style:name="Linux Libertine G:nfsp=1&amp;algn=3" svg:font-family="'Linux Libertine G:nfsp=1&amp;algn=3'" style:font-pitch="variable"/>
    <style:font-face style:name="Linux Libertine G:nfsp=1&amp;algn=4" svg:font-family="'Linux Libertine G:nfsp=1&amp;algn=4'" style:font-pitch="variable"/>
    <style:font-face style:name="Linux Libertine G:nfsp=1&amp;lith=0" svg:font-family="'Linux Libertine G:nfsp=1&amp;lith=0'" style:font-pitch="variable"/>
    <style:font-face style:name="Linux Libertine G:onum=1" svg:font-family="'Linux Libertine G:onum=1'" style:font-pitch="variable"/>
    <style:font-face style:name="Linux Libertine G:onum=1&amp;pnum=1" svg:font-family="'Linux Libertine G:onum=1&amp;pnum=1'" style:font-pitch="variable"/>
    <style:font-face style:name="Linux Libertine G:para=1" svg:font-family="'Linux Libertine G:para=1'" style:font-pitch="variable"/>
    <style:font-face style:name="Linux Libertine G:sa01=1" svg:font-family="'Linux Libertine G:sa01=1'" style:font-pitch="variable"/>
    <style:font-face style:name="Linux Libertine G:smcp=1" svg:font-family="'Linux Libertine G:smcp=1'" style:font-pitch="variable"/>
    <style:font-face style:name="Linux Libertine G:smcp=1&amp;sa08=1" svg:font-family="'Linux Libertine G:smcp=1&amp;sa08=1'" style:font-pitch="variable"/>
    <style:font-face style:name="Linux Libertine G:smcp=1&amp;salt=1" svg:font-family="'Linux Libertine G:smcp=1&amp;salt=1'" style:font-pitch="variable"/>
    <style:font-face style:name="Linux Libertine G:sups=11" svg:font-family="'Linux Libertine G:sups=1'" style:font-pitch="variable"/>
    <style:font-face style:name="Linux Libertine G:sups=1" svg:font-family="'Linux Libertine G:sups=1'" style:font-adornments="Általános" style:font-pitch="variable"/>
    <style:font-face style:name="Linux Libertine G:sups=1&amp;pnum=1" svg:font-family="'Linux Libertine G:sups=1&amp;pnum=1'" style:font-pitch="variable"/>
    <style:font-face style:name="Linux Libertine GNH" svg:font-family="'Linux Libertine GNH'" style:font-pitch="variable"/>
    <style:font-face style:name="Linux Libertine O1" svg:font-family="'Linux Libertine O'" style:font-pitch="variable"/>
    <style:font-face style:name="Magyar Linux Libertine G" svg:font-family="'Magyar Linux Libertine G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驛微米�" svg:font-family="文泉驛微米�" style:font-family-generic="system" style:font-pitch="variable"/>
  </office:font-face-decls>
  <office:automatic-styles>
    <style:style style:name="Táblázat1" style:family="table">
      <style:table-properties style:width="17.013cm" fo:margin-left="0cm" fo:margin-right="-0.012cm" table:align="margins"/>
    </style:style>
    <style:style style:name="Táblázat1.A" style:family="table-column">
      <style:table-column-properties style:column-width="2.799cm" style:rel-column-width="10783*"/>
    </style:style>
    <style:style style:name="Táblázat1.B" style:family="table-column">
      <style:table-column-properties style:column-width="3.311cm" style:rel-column-width="12753*"/>
    </style:style>
    <style:style style:name="Táblázat1.C" style:family="table-column">
      <style:table-column-properties style:column-width="5.472cm" style:rel-column-width="21077*"/>
    </style:style>
    <style:style style:name="Táblázat1.D" style:family="table-column">
      <style:table-column-properties style:column-width="5.431cm" style:rel-column-width="20922*"/>
    </style:style>
    <style:style style:name="Táblázat1.1" style:family="table-row">
      <style:table-row-properties style:min-row-height="0.635cm" style:keep-together="false" fo:keep-together="always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D1" style:family="table-cell">
      <style:table-cell-properties fo:padding="0.097cm" fo:border="0.002cm solid #000000"/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.8" style:family="table-row">
      <style:table-row-properties style:keep-together="false" fo:keep-together="always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Linux Libertine G1" fo:font-size="40pt" fo:font-style="normal" style:font-size-asian="40pt" style:font-style-asian="normal" style:font-size-complex="4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Linux Libertine G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nux Libertine G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nux Libertine G1" fo:font-size="32pt" fo:font-style="normal" style:font-size-asian="32pt" style:font-style-asian="normal" style:font-size-complex="32pt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Linux Libertine G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nux Libertine G1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nux Libertine G1" fo:font-size="12pt" fo:font-style="normal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Linux Libertine G1" fo:font-size="36pt" fo:font-style="italic" style:font-size-asian="36pt" style:font-style-asian="italic" style:font-size-complex="36pt" style:font-style-complex="italic"/>
    </style:style>
    <style:style style:name="P14" style:family="paragraph" style:parent-style-name="Standard">
      <style:paragraph-properties fo:text-align="center" style:justify-single-word="false"/>
      <style:text-properties style:font-name="Linux Libertine G1" fo:font-size="36pt" fo:font-style="normal" style:font-size-asian="36pt" style:font-style-asian="normal" style:font-size-complex="36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Linux Libertine O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nux Libertine O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nux Libertine O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nux Libertine O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nux Libertine O1" fo:font-size="36pt" fo:font-style="italic" style:font-size-asian="36pt" style:font-style-asian="italic" style:font-size-complex="36pt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Linux Libertine O1" fo:font-size="36pt" fo:font-style="normal" style:font-size-asian="36pt" style:font-style-asian="normal" style:font-size-complex="36pt" style:font-style-complex="normal"/>
    </style:style>
    <style:style style:name="P21" style:family="paragraph" style:parent-style-name="Standard">
      <style:paragraph-properties fo:text-align="center" style:justify-single-word="false"/>
      <style:text-properties style:font-name="Linux Libertine O1"/>
    </style:style>
    <style:style style:name="P22" style:family="paragraph" style:parent-style-name="Standard">
      <style:paragraph-properties fo:text-align="center" style:justify-single-word="false"/>
      <style:text-properties style:font-name="Linux Libertine O1" fo:font-style="italic" fo:font-weight="bold" style:font-size-asian="10.5pt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nux Libertine O1"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nux Libertine O1" fo:font-size="12pt" fo:font-style="italic" style:font-size-asian="10.5pt" style:font-style-asian="italic" style:font-size-complex="12pt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Linux Libertine O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nux Libertine O1" fo:font-size="28pt" fo:font-style="normal" style:font-size-asian="28pt" style:font-style-asian="normal" style:font-size-complex="28pt" style:font-style-complex="normal"/>
    </style:style>
    <style:style style:name="P27" style:family="paragraph" style:parent-style-name="Standard">
      <style:paragraph-properties fo:line-height="50%" fo:text-align="center" style:justify-single-word="false"/>
      <style:text-properties style:font-name="Linux Libertine O1" fo:font-size="48pt" style:font-size-asian="48pt" style:font-size-complex="48pt"/>
    </style:style>
    <style:style style:name="P28" style:family="paragraph" style:parent-style-name="Standard">
      <style:paragraph-properties fo:text-align="center" style:justify-single-word="false"/>
      <style:text-properties style:font-name="Linux Libertine G:para=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Linux Libertine G:smcp=1&amp;sa08=1" fo:font-size="12pt" fo:font-style="normal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text-align="center" style:justify-single-word="false"/>
      <style:text-properties style:font-name="Linux Libertine G:smcp=1&amp;sa08=1" fo:font-size="28pt" fo:font-style="normal" style:font-size-asian="28pt" style:font-style-asian="normal" style:font-size-complex="28pt" style:font-style-complex="normal"/>
    </style:style>
    <style:style style:name="P31" style:family="paragraph" style:parent-style-name="Standard">
      <style:paragraph-properties fo:text-align="center" style:justify-single-word="false"/>
      <style:text-properties style:font-name="Linux Libertine G:smcp=1&amp;salt=1" fo:font-size="36pt" fo:font-style="normal" style:font-size-asian="36pt" style:font-style-asian="normal" style:font-size-complex="36pt" style:font-style-complex="normal"/>
    </style:style>
    <style:style style:name="P32" style:family="paragraph" style:parent-style-name="Standard">
      <style:text-properties style:font-name="Linux Libertine G:smcp=1"/>
    </style:style>
    <style:style style:name="P33" style:family="paragraph" style:parent-style-name="Standard">
      <style:paragraph-properties fo:text-align="center" style:justify-single-word="false"/>
      <style:text-properties style:font-name="Linux Libertine G:frsp=1"/>
    </style:style>
    <style:style style:name="P34" style:family="paragraph" style:parent-style-name="Table_20_Contents">
      <style:text-properties fo:font-style="italic" style:font-style-asian="italic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8" style:family="paragraph" style:parent-style-name="Table_20_Contents">
      <style:paragraph-properties fo:text-align="center" style:justify-single-word="false"/>
      <style:text-properties style:font-name="Linux Libertine G:caps=2" fo:font-size="26pt" style:font-size-asian="26pt" style:font-size-complex="26pt"/>
    </style:style>
    <style:style style:name="P39" style:family="paragraph" style:parent-style-name="Table_20_Contents">
      <style:paragraph-properties fo:line-height="75%" fo:text-align="center" style:justify-single-word="false"/>
      <style:text-properties style:font-name="Linux Libertine G:sups=11" fo:font-size="64pt" fo:font-style="normal" style:font-size-asian="64pt" style:font-style-asian="normal" style:font-size-complex="64pt" style:font-style-complex="normal"/>
    </style:style>
    <style:style style:name="P40" style:family="paragraph" style:parent-style-name="Table_20_Contents">
      <style:paragraph-properties fo:line-height="50%" fo:text-align="center" style:justify-single-word="false"/>
      <style:text-properties style:font-name="Linux Libertine G:sups=11" fo:font-size="36pt" fo:font-style="normal" style:font-size-asian="36pt" style:font-style-asian="normal" style:font-size-complex="36pt" style:font-style-complex="normal"/>
    </style:style>
    <style:style style:name="P41" style:family="paragraph" style:parent-style-name="Table_20_Contents">
      <style:paragraph-properties fo:line-height="60%" fo:text-align="center" style:justify-single-word="false"/>
      <style:text-properties style:font-name="Linux Libertine G:sups=11" fo:font-size="36pt" fo:language="hu" fo:country="HU" fo:font-style="normal" style:font-size-asian="36pt" style:font-style-asian="normal" style:font-size-complex="36pt" style:font-style-complex="normal"/>
    </style:style>
    <style:style style:name="P42" style:family="paragraph" style:parent-style-name="Table_20_Contents">
      <style:paragraph-properties fo:line-height="90%" fo:text-align="center" style:justify-single-word="false"/>
      <style:text-properties style:font-name="Linux Libertine G:sups=11" fo:font-size="30pt" fo:font-style="normal" style:font-size-asian="30pt" style:font-style-asian="normal" style:font-size-complex="30pt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Linux Libertine G:sups=11" fo:font-size="24pt" style:font-size-asian="24pt" style:font-size-complex="24pt"/>
    </style:style>
    <style:style style:name="P44" style:family="paragraph" style:parent-style-name="Table_20_Contents">
      <style:text-properties style:font-name="Linux Libertine Display G" fo:font-size="16pt" style:font-size-asian="16pt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style:font-name="Linux Libertine Display G" fo:font-size="80pt" style:font-size-asian="80pt" style:font-size-complex="80pt"/>
    </style:style>
    <style:style style:name="P46" style:family="paragraph" style:parent-style-name="Table_20_Contents">
      <style:paragraph-properties fo:line-height="90%" fo:text-align="center" style:justify-single-word="false"/>
      <style:text-properties style:font-name="Linux Libertine Display G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P47" style:family="paragraph" style:parent-style-name="Table_20_Contents">
      <style:text-properties fo:font-size="16pt" style:font-size-asian="16pt" style:font-size-complex="16pt"/>
    </style:style>
    <style:style style:name="P48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P49" style:family="paragraph" style:parent-style-name="Table_20_Contents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nux Libertine G1" fo:font-size="72pt" fo:font-weight="bold" style:font-size-asian="72pt" style:font-weight-asian="bold" style:font-size-complex="7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inux Libertine G1" fo:font-size="48pt" fo:font-style="normal" style:font-size-asian="48pt" style:font-style-asian="normal" style:font-size-complex="48pt" style:font-style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Linux Libertine G1" fo:font-size="32pt" fo:language="en" fo:country="US" fo:font-style="italic" style:font-size-asian="32pt" style:font-style-asian="italic" style:font-size-complex="32pt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style:font-name="Linux Libertine G1" fo:font-size="32pt" fo:language="hu" fo:country="HU" fo:font-style="italic" style:font-size-asian="32pt" style:font-style-asian="italic" style:font-size-complex="32pt" style:font-style-complex="italic"/>
    </style:style>
    <style:style style:name="P54" style:family="paragraph" style:parent-style-name="Table_20_Contents">
      <style:paragraph-properties fo:line-height="90%" fo:text-align="center" style:justify-single-word="false"/>
      <style:text-properties style:font-name="Linux Libertine G1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P55" style:family="paragraph" style:parent-style-name="Table_20_Contents">
      <style:paragraph-properties fo:line-height="90%" fo:text-align="center" style:justify-single-word="false"/>
      <style:text-properties style:font-name="Linux Libertine G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56" style:family="paragraph" style:parent-style-name="Table_20_Contents">
      <style:paragraph-properties fo:line-height="90%" fo:text-align="center" style:justify-single-word="false"/>
      <style:text-properties style:font-name="Linux Libertine G1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57" style:family="paragraph" style:parent-style-name="Table_20_Contents">
      <style:paragraph-properties fo:line-height="90%" fo:text-align="center" style:justify-single-word="false"/>
      <style:text-properties style:font-name="Linux Libertine G1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58" style:family="paragraph" style:parent-style-name="Table_20_Contents">
      <style:text-properties style:font-name="Linux Libertine G2" fo:font-size="16pt" fo:font-weight="600" style:font-size-asian="16pt" style:font-size-complex="16pt"/>
    </style:style>
    <style:style style:name="P59" style:family="paragraph" style:parent-style-name="Table_20_Contents">
      <style:text-properties style:font-name="Linux Libertine G2" fo:font-size="16pt" fo:font-style="italic" fo:font-weight="600" style:font-size-asian="16pt" style:font-style-asian="italic" style:font-size-complex="16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style:font-name="Linux Libertine G:smcp=1" fo:font-size="36pt" fo:font-style="normal" style:font-size-asian="36pt" style:font-style-asian="normal" style:font-size-complex="36pt" style:font-style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Linux Libertine G:smcp=1" fo:font-size="48pt" fo:language="hu" fo:country="HU" fo:font-style="normal" style:font-size-asian="48pt" style:font-style-asian="normal" style:font-size-complex="48pt" style:font-style-complex="normal"/>
    </style:style>
    <style:style style:name="P62" style:family="paragraph" style:parent-style-name="Table_20_Contents">
      <style:paragraph-properties fo:line-height="90%" fo:text-align="center" style:justify-single-word="false"/>
      <style:text-properties style:font-name="Linux Libertine G:smcp=1" fo:font-size="30pt" fo:font-style="normal" style:font-size-asian="30pt" style:font-style-asian="normal" style:font-size-complex="30pt" style:font-style-complex="normal"/>
    </style:style>
    <style:style style:name="P63" style:family="paragraph" style:parent-style-name="Table_20_Contents">
      <style:paragraph-properties fo:line-height="90%" fo:text-align="center" style:justify-single-word="false"/>
      <style:text-properties style:font-name="Linux Libertine G:smcp=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64" style:family="paragraph" style:parent-style-name="Table_20_Contents">
      <style:paragraph-properties fo:line-height="90%" fo:text-align="center" style:justify-single-word="false"/>
      <style:text-properties style:font-name="Linux Libertine G:smcp=1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P65" style:family="paragraph" style:parent-style-name="Table_20_Contents">
      <style:paragraph-properties fo:line-height="90%" fo:text-align="center" style:justify-single-word="false"/>
      <style:text-properties style:font-name="Linux Libertine G:smcp=1" fo:font-size="30pt" fo:font-style="italic" style:font-size-asian="30pt" style:font-style-asian="italic" style:font-size-complex="30pt" style:font-style-complex="italic"/>
    </style:style>
    <style:style style:name="P66" style:family="paragraph" style:parent-style-name="Table_20_Contents">
      <style:paragraph-properties fo:line-height="90%" fo:text-align="center" style:justify-single-word="false"/>
      <style:text-properties style:font-name="Linux Libertine G:smcp=1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67" style:family="paragraph" style:parent-style-name="Table_20_Contents">
      <style:paragraph-properties fo:line-height="90%" fo:text-align="center" style:justify-single-word="false"/>
      <style:text-properties style:font-name="Linux Libertine G:smcp=1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Linux Libertine O1" fo:font-size="36pt" style:font-size-asian="36pt" style:font-size-complex="36pt"/>
    </style:style>
    <style:style style:name="P69" style:family="paragraph" style:parent-style-name="Table_20_Contents">
      <style:paragraph-properties fo:text-align="center" style:justify-single-word="false"/>
      <style:text-properties style:font-name="Linux Libertine O1" fo:font-size="32pt" fo:language="hu" fo:country="HU" fo:font-style="italic" style:font-size-asian="32pt" style:font-style-asian="italic" style:font-size-complex="32pt" style:font-style-complex="italic"/>
    </style:style>
    <style:style style:name="P70" style:family="paragraph" style:parent-style-name="Table_20_Contents">
      <style:paragraph-properties fo:text-align="center" style:justify-single-word="false"/>
      <style:text-properties style:font-name="Linux Libertine O1" fo:font-size="32pt" fo:font-style="italic" style:font-size-asian="32pt" style:font-style-asian="italic" style:font-size-complex="32pt" style:font-style-complex="italic"/>
    </style:style>
    <style:style style:name="P71" style:family="paragraph" style:parent-style-name="Table_20_Contents">
      <style:paragraph-properties fo:line-height="90%" fo:text-align="center" style:justify-single-word="false"/>
      <style:text-properties style:font-name="Linux Libertine O1" fo:font-size="30pt" style:font-size-asian="30pt" style:font-size-complex="30pt"/>
    </style:style>
    <style:style style:name="P72" style:family="paragraph" style:parent-style-name="Table_20_Contents">
      <style:paragraph-properties fo:line-height="90%" fo:text-align="center" style:justify-single-word="false"/>
      <style:text-properties style:font-name="Linux Libertine O1" fo:font-size="30pt" fo:font-style="italic" style:font-size-asian="30pt" style:font-style-asian="italic" style:font-size-complex="30pt" style:font-style-complex="italic"/>
    </style:style>
    <style:style style:name="P73" style:family="paragraph" style:parent-style-name="Table_20_Contents">
      <style:paragraph-properties fo:line-height="90%" fo:text-align="center" style:justify-single-word="false"/>
      <style:text-properties style:font-name="Linux Libertine O1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74" style:family="paragraph" style:parent-style-name="Table_20_Contents">
      <style:paragraph-properties fo:line-height="90%" fo:text-align="center" style:justify-single-word="false"/>
      <style:text-properties style:font-name="Linux Libertine O1" fo:font-size="30pt" fo:font-weight="bold" style:font-size-asian="30pt" style:font-weight-asian="bold" style:font-size-complex="30pt" style:font-weight-complex="bold"/>
    </style:style>
    <style:style style:name="P75" style:family="paragraph" style:parent-style-name="Table_20_Contents">
      <style:text-properties style:font-name="Linux Libertine G:nfsp=1"/>
    </style:style>
    <style:style style:name="P76" style:family="paragraph" style:parent-style-name="Table_20_Contents">
      <style:paragraph-properties fo:text-align="start" style:justify-single-word="false"/>
    </style:style>
    <style:style style:name="P77" style:family="paragraph" style:parent-style-name="Table_20_Contents">
      <style:paragraph-properties fo:line-height="75%" fo:text-align="center" style:justify-single-word="false"/>
      <style:text-properties style:font-name="Linux Libertine O" fo:font-size="64pt" fo:language="hu" fo:country="HU" fo:font-style="normal" style:font-name-asian="Linux Libertine O" style:font-size-asian="64pt" style:font-style-asian="normal" style:font-name-complex="Linux Libertine O" style:font-size-complex="64pt" style:font-style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Linux Libertine G:nfsp=1&amp;lith=0" fo:font-size="20pt" style:font-size-asian="20pt" style:font-size-complex="20pt"/>
    </style:style>
    <style:style style:name="P79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80" style:family="paragraph" style:parent-style-name="Table_20_Contents">
      <style:paragraph-properties fo:text-align="center" style:justify-single-word="false"/>
      <style:text-properties style:font-name="Linux Libertine G:sa01=1" fo:font-size="32pt" fo:font-style="italic" style:font-size-asian="32pt" style:font-style-asian="italic" style:font-size-complex="32pt" style:font-style-complex="italic"/>
    </style:style>
    <style:style style:name="P81" style:family="paragraph" style:parent-style-name="Table_20_Contents">
      <style:paragraph-properties fo:line-height="50%" fo:text-align="center" style:justify-single-word="false"/>
      <style:text-properties style:font-name="Linux Libertine G:sups=1&amp;pnum=1" fo:font-size="48pt" fo:font-style="normal" style:font-size-asian="48pt" style:font-style-asian="normal" style:font-size-complex="48pt" style:font-style-complex="normal"/>
    </style:style>
    <style:style style:name="P82" style:family="paragraph" style:parent-style-name="Table_20_Contents">
      <style:paragraph-properties fo:line-height="80%" fo:text-align="center" style:justify-single-word="false"/>
      <style:text-properties fo:font-size="30pt" style:font-size-asian="30pt" style:font-size-complex="30pt"/>
    </style:style>
    <style:style style:name="P83" style:family="paragraph" style:parent-style-name="Table_20_Contents">
      <style:paragraph-properties fo:line-height="90%" fo:text-align="center" style:justify-single-word="false"/>
      <style:text-properties style:font-name="Linux Biolinum G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P84" style:family="paragraph" style:parent-style-name="Table_20_Contents">
      <style:paragraph-properties fo:line-height="90%" fo:text-align="center" style:justify-single-word="false"/>
      <style:text-properties style:font-name="Linux Biolinum O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Linux Libertine G:litt=0" fo:font-size="24pt" style:font-size-asian="24pt" style:font-size-complex="24pt"/>
    </style:style>
    <style:style style:name="P86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  <style:style style:name="P87" style:family="paragraph" style:parent-style-name="Table_20_Contents">
      <style:paragraph-properties fo:text-align="center" style:justify-single-word="false"/>
      <style:text-properties fo:font-size="24pt" fo:font-style="italic" style:font-size-asian="24pt" style:font-style-asian="italic" style:font-size-complex="24pt" style:font-style-complex="italic"/>
    </style:style>
    <style:style style:name="P88" style:family="paragraph" style:parent-style-name="Table_20_Contents">
      <style:paragraph-properties fo:text-align="center" style:justify-single-word="false"/>
      <style:text-properties style:font-name="Magyar Linux Libertine G" fo:font-size="24pt" fo:font-style="italic" style:font-size-asian="24pt" style:font-style-asian="italic" style:font-size-complex="24pt" style:font-style-complex="italic"/>
    </style:style>
    <style:style style:name="P89" style:family="paragraph" style:parent-style-name="Standard">
      <style:paragraph-properties fo:margin-left="0.101cm" fo:margin-right="0.101cm" fo:text-align="justify" fo:text-align-last="justify" style:justify-single-word="false" fo:hyphenation-ladder-count="no-limit" fo:text-indent="0cm" style:auto-text-indent="false" fo:padding="0cm" fo:border-left="none" fo:border-right="0.002cm solid #000000" fo:border-top="none" fo:border-bottom="none" style:shadow="none"/>
      <style:text-properties style:font-name="Linux Libertine G:hang=1" fo:font-size="12pt" fo:font-style="normal" fo:font-weight="normal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90" style:family="paragraph" style:parent-style-name="Standard">
      <style:paragraph-properties fo:margin-left="0.101cm" fo:margin-right="0.101cm" fo:text-align="justify" style:justify-single-word="false" fo:hyphenation-ladder-count="no-limit" fo:text-indent="0cm" style:auto-text-indent="false" fo:padding="0cm" fo:border-left="none" fo:border-right="0.002cm solid #000000" fo:border-top="none" fo:border-bottom="none" style:shadow="none"/>
      <style:text-properties style:font-name="Linux Libertine G:hang=2" fo:font-size="12pt" fo:font-style="normal" fo:font-weight="normal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91" style:family="paragraph" style:parent-style-name="Standard">
      <style:paragraph-properties fo:margin-left="0.101cm" fo:margin-right="0.101cm" fo:text-align="justify" fo:text-align-last="justify" style:justify-single-word="false" fo:hyphenation-ladder-count="no-limit" fo:text-indent="0cm" style:auto-text-indent="false" fo:padding="0cm" fo:border-left="none" fo:border-right="0.002cm solid #000000" fo:border-top="none" fo:border-bottom="none" style:shadow="none"/>
      <style:text-properties style:font-name="Linux Libertine G1" fo:font-size="12pt" fo:font-style="normal" fo:font-weight="normal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92" style:family="paragraph" style:parent-style-name="Standard">
      <style:paragraph-properties fo:margin-left="0.101cm" fo:margin-right="0.101cm" fo:text-align="justify" style:justify-single-word="false" fo:hyphenation-ladder-count="no-limit" fo:text-indent="0cm" style:auto-text-indent="false" fo:padding="0cm" fo:border-left="none" fo:border-right="0.002cm solid #000000" fo:border-top="none" fo:border-bottom="none" style:shadow="none"/>
      <style:text-properties style:font-name="Linux Libertine G1" fo:font-size="12pt" fo:font-style="normal" fo:font-weight="normal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93" style:family="paragraph" style:parent-style-name="Standard">
      <style:paragraph-properties fo:margin-left="1.6cm" fo:margin-right="1.6cm" fo:text-align="justify" style:justify-single-word="false" fo:text-indent="0cm" style:auto-text-indent="false"/>
      <style:text-properties style:font-name="Linux Libertine G:liga=0" fo:font-size="12pt" fo:font-style="italic" style:font-size-asian="12pt" style:font-style-asian="italic" style:font-size-complex="12pt" style:font-style-complex="italic"/>
    </style:style>
    <style:style style:name="P94" style:family="paragraph" style:parent-style-name="Példa">
      <style:paragraph-properties fo:margin-left="1.6cm" fo:margin-right="1.6cm" fo:text-align="justify" style:justify-single-word="false" fo:text-indent="0cm" style:auto-text-indent="false"/>
      <style:text-properties style:font-name="Linux Libertine G:liga=0" fo:font-size="12pt" fo:font-style="italic" style:font-size-asian="12pt" style:font-style-asian="italic" style:font-size-complex="12pt" style:font-style-complex="italic"/>
    </style:style>
    <style:style style:name="P9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nux Libertine G1" fo:font-size="12pt" fo:language="hu" fo:country="HU" fo:font-style="italic" style:font-size-asian="12pt" style:font-style-asian="italic" style:font-size-complex="12pt" style:font-style-complex="italic"/>
    </style:style>
    <style:style style:name="P9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nux Libertine G1" fo:font-size="12pt" fo:language="hu" fo:country="HU" fo:font-style="italic" fo:font-weight="bold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nux Libertine G1" fo:font-size="12pt" fo:language="hu" fo:country="HU" fo:font-style="normal" style:font-size-asian="12pt" style:font-style-asian="normal" style:font-size-complex="12pt" style:font-style-complex="normal"/>
    </style:style>
    <style:style style:name="P9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nux Libertine G1" fo:font-size="12pt" fo:language="hu" fo:country="H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nux Libertine G1" fo:font-size="20pt" fo:language="hu" fo:country="HU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0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nux Libertine O1" fo:font-size="12pt" fo:language="hu" fo:country="HU" fo:font-style="normal" style:font-size-asian="12pt" style:font-style-asian="normal" style:font-size-complex="12pt" style:font-style-complex="normal"/>
    </style:style>
    <style:style style:name="P10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nux Libertine Display G" fo:font-size="12pt" fo:language="hu" fo:country="HU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nux Libertine Display O" fo:font-size="12pt" fo:language="hu" fo:country="HU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Példa">
      <style:paragraph-properties fo:margin-left="1.55cm" fo:margin-right="1.6cm" fo:text-align="justify" style:justify-single-word="false" fo:text-indent="0cm" style:auto-text-indent="false"/>
      <style:text-properties style:font-name="Linux Libertine G1" fo:font-size="12pt" fo:language="hu" fo:country="HU" fo:font-style="italic" style:font-size-asian="12pt" style:font-style-asian="italic" style:font-size-complex="12pt" style:font-style-complex="italic"/>
    </style:style>
    <style:style style:name="P104" style:family="paragraph" style:parent-style-name="Table_20_Contents">
      <style:paragraph-properties fo:margin-top="0.109cm" fo:margin-bottom="0cm" fo:text-align="center" style:justify-single-word="false"/>
      <style:text-properties style:font-name="Linux Libertine G:sa01=1" fo:font-size="12pt" fo:font-style="italic" style:font-size-asian="12pt" style:font-style-asian="italic" style:font-size-complex="12pt" style:font-style-complex="italic"/>
    </style:style>
    <style:style style:name="P105" style:family="paragraph" style:parent-style-name="Table_20_Contents">
      <style:paragraph-properties fo:margin-top="0.109cm" fo:margin-bottom="0cm" fo:text-align="center" style:justify-single-word="false"/>
      <style:text-properties style:font-name="Linux Libertine O1" fo:font-size="12pt" fo:font-style="italic" style:font-size-asian="10.5pt" style:font-style-asian="italic" style:font-size-complex="12pt" style:font-style-complex="italic"/>
    </style:style>
    <style:style style:name="P106" style:family="paragraph" style:parent-style-name="Standard">
      <style:paragraph-properties fo:margin-top="0.109cm" fo:margin-bottom="0cm" fo:text-align="center" style:justify-single-word="false"/>
      <style:text-properties style:font-name="Linux Libertine O1" fo:font-size="12pt" fo:font-style="italic" style:font-size-asian="10.5pt" style:font-style-asian="italic" style:font-size-complex="12pt" style:font-style-complex="italic"/>
    </style:style>
    <style:style style:name="P107" style:family="paragraph" style:parent-style-name="Standard">
      <style:paragraph-properties fo:margin-top="0.109cm" fo:margin-bottom="0cm" fo:text-align="center" style:justify-single-word="false"/>
      <style:text-properties style:font-name="Linux Libertine G1" fo:font-size="12pt" fo:font-style="italic" style:font-size-asian="10.5pt" style:font-style-asian="italic" style:font-size-complex="12pt" style:font-style-complex="italic"/>
    </style:style>
    <style:style style:name="P108" style:family="paragraph" style:parent-style-name="Példa">
      <style:paragraph-properties fo:text-align="center" style:justify-single-word="false"/>
      <style:text-properties fo:font-size="20pt" style:font-size-asian="20pt" style:font-size-complex="20pt"/>
    </style:style>
    <style:style style:name="P109" style:family="paragraph" style:parent-style-name="Példa">
      <style:paragraph-properties fo:text-align="center" style:justify-single-word="false"/>
      <style:text-properties style:font-name="Linux Libertine G:dbls=1" fo:font-size="20pt" fo:language="hu" fo:country="HU" style:font-size-asian="20pt" style:font-size-complex="20pt"/>
    </style:style>
    <style:style style:name="P110" style:family="paragraph" style:parent-style-name="Table_20_Contents">
      <style:paragraph-properties fo:margin-top="0.67cm" fo:margin-bottom="0cm" fo:line-height="90%" fo:text-align="center" style:justify-single-word="false"/>
      <style:text-properties style:font-name="Linux Libertine O1" fo:font-size="30pt" fo:font-style="italic" style:font-size-asian="30pt" style:font-style-asian="italic" style:font-size-complex="30pt" style:font-style-complex="italic"/>
    </style:style>
    <style:style style:name="P111" style:family="paragraph" style:parent-style-name="Text_20_body">
      <style:paragraph-properties fo:text-align="center" style:justify-single-word="false"/>
    </style:style>
    <style:style style:name="P112" style:family="paragraph" style:parent-style-name="Table_20_Contents">
      <style:paragraph-properties fo:text-align="center" style:justify-single-word="false"/>
      <style:text-properties style:font-name="Linux Libertine GNH"/>
    </style:style>
    <style:style style:name="P113" style:family="paragraph" style:parent-style-name="Table_20_Contents">
      <style:paragraph-properties fo:text-align="center" style:justify-single-word="false"/>
      <style:text-properties style:font-name="Linux Libertine GNH" fo:font-style="italic" style:font-style-asian="italic" style:font-style-complex="italic"/>
    </style:style>
    <style:style style:name="P114" style:family="paragraph" style:parent-style-name="Table_20_Contents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600"/>
    </style:style>
    <style:style style:name="T3" style:family="text">
      <style:text-properties fo:font-style="italic" fo:font-weight="600" style:font-style-asian="italic" style:font-style-complex="italic"/>
    </style:style>
    <style:style style:name="T4" style:family="text">
      <style:text-properties fo:font-style="italic" fo:font-weight="600" style:font-size-asian="10.5pt" style:font-style-asian="italic" style:font-style-complex="italic"/>
    </style:style>
    <style:style style:name="T5" style:family="text">
      <style:text-properties fo:font-style="italic" fo:font-weight="normal" style:font-size-asian="10.5pt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ize-asian="10.5pt" style:font-style-asian="italic" style:font-style-complex="italic"/>
    </style:style>
    <style:style style:name="T8" style:family="text">
      <style:text-properties fo:language="hu" fo:country="HU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name-asian="DejaVu Sans" style:font-style-asian="normal" style:font-name-complex="Lohit Hindi" style:font-style-complex="normal"/>
    </style:style>
    <style:style style:name="T12" style:family="text">
      <style:text-properties style:font-name="Linux Libertine O1"/>
    </style:style>
    <style:style style:name="T13" style:family="text">
      <style:text-properties style:font-name="Linux Libertine O1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Linux Libertine O1" fo:font-style="normal" style:font-style-asian="normal" style:font-style-complex="normal"/>
    </style:style>
    <style:style style:name="T15" style:family="text">
      <style:text-properties style:font-name="Linux Libertine O1" fo:font-weight="normal" style:font-weight-asian="normal" style:font-weight-complex="normal"/>
    </style:style>
    <style:style style:name="T16" style:family="text">
      <style:text-properties style:font-name="Linux Libertine O1" style:font-name-asian="Linux Libertine G" style:font-name-complex="Linux Libertine G"/>
    </style:style>
    <style:style style:name="T17" style:family="text">
      <style:text-properties fo:font-size="12pt" fo:language="hu" fo:country="HU" style:font-size-asian="10.5pt" style:font-size-complex="12pt"/>
    </style:style>
    <style:style style:name="T18" style:family="text">
      <style:text-properties fo:font-size="12pt" fo:language="hu" fo:country="HU" fo:font-style="italic" fo:font-weight="600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language="hu" fo:country="HU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style:font-size-asian="10.5pt" style:font-weight-asian="normal" style:font-weight-complex="normal"/>
    </style:style>
    <style:style style:name="T22" style:family="text">
      <style:text-properties style:font-name="Linux Libertine O" style:font-name-asian="Linux Libertine O" style:font-name-complex="Linux Libertine O"/>
    </style:style>
    <style:style style:name="T23" style:family="text">
      <style:text-properties style:font-name="Linux Libertine O" fo:font-weight="bold" style:font-name-asian="Linux Libertine O" style:font-size-asian="10.5pt" style:font-weight-asian="bold" style:font-name-complex="Linux Libertine O" style:font-weight-complex="bold"/>
    </style:style>
    <style:style style:name="T24" style:family="text">
      <style:text-properties style:font-name-asian="文泉驛微米�" style:font-name-complex="Lohit Hindi"/>
    </style:style>
    <style:style style:name="T25" style:family="text">
      <style:text-properties style:font-name="Linux Libertine G:smcp=1&amp;sa08=1"/>
    </style:style>
    <style:style style:name="T26" style:family="text">
      <style:text-properties style:font-name="Linux Libertine G:itlc=2" fo:font-style="italic" style:font-style-asian="italic" style:font-style-complex="italic"/>
    </style:style>
    <style:style style:name="T27" style:family="text">
      <style:text-properties style:font-name="Linux Biolinum G"/>
    </style:style>
    <style:style style:name="T28" style:family="text">
      <style:text-properties style:font-name="Linux Biolinum G" fo:font-style="italic" style:font-style-asian="italic" style:font-style-complex="italic"/>
    </style:style>
    <style:style style:name="T29" style:family="text">
      <style:text-properties style:font-name="Linux Libertine G:itlc=1"/>
    </style:style>
    <style:style style:name="T30" style:family="text">
      <style:text-properties style:font-name="Linux Libertine G:itlc=1" fo:font-style="italic" style:font-style-asian="italic" style:font-style-complex="italic"/>
    </style:style>
    <style:style style:name="T31" style:family="text">
      <style:text-properties style:font-name="Linux Libertine G:dash=0" fo:font-style="normal" style:font-style-asian="normal" style:font-style-complex="normal"/>
    </style:style>
    <style:style style:name="T32" style:family="text">
      <style:text-properties style:font-name="Linux Libertine G:dash=0" fo:font-style="normal" style:font-name-asian="Linux Libertine G3" style:font-style-asian="normal" style:font-name-complex="Linux Libertine G3" style:font-style-complex="normal"/>
    </style:style>
    <style:style style:name="T33" style:family="text">
      <style:text-properties style:font-name="Linux Libertine G:dash=0" fo:font-style="normal" style:font-name-asian="DejaVu Sans" style:font-style-asian="normal" style:font-name-complex="Lohit Hindi" style:font-style-complex="normal"/>
    </style:style>
    <style:style style:name="T34" style:family="text">
      <style:text-properties fo:font-weight="600" style:font-size-asian="10.5pt" style:font-weight-asian="bold" style:font-weight-complex="bold"/>
    </style:style>
    <style:style style:name="T35" style:family="text">
      <style:text-properties fo:font-weight="bold" style:font-size-asian="10.5pt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font-size-asian="10.5pt"/>
    </style:style>
    <style:style style:name="T38" style:family="text">
      <style:text-properties style:font-name-asian="Linux Libertine O" style:font-name-complex="Linux Libertine O"/>
    </style:style>
    <style:style style:name="T39" style:family="text">
      <style:text-properties style:font-name="Linux Libertine G:smcp=1"/>
    </style:style>
    <style:style style:name="T40" style:family="text">
      <style:text-properties style:font-name="Linux Libertine G:smcp=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inux Libertine G:smcp=1" fo:font-weight="normal" style:font-weight-asian="normal" style:font-weight-complex="normal"/>
    </style:style>
    <style:style style:name="T42" style:family="text">
      <style:text-properties style:font-name="Linux Libertine G:smcp=1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Linux Libertine G:smcp=1" fo:font-weight="bold" style:font-size-asian="10.5pt" style:font-weight-asian="bold" style:font-weight-complex="bold"/>
    </style:style>
    <style:style style:name="T44" style:family="text">
      <style:text-properties style:font-name="Linux Libertine G1" fo:font-size="12pt" fo:font-style="normal" style:font-size-asian="10.5pt" style:font-style-asian="normal" style:font-size-complex="12pt" style:font-style-complex="normal"/>
    </style:style>
    <style:style style:name="T45" style:family="text">
      <style:text-properties style:font-name="Linux Libertine G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Linux Libertine G1" fo:font-style="normal" style:font-style-asian="normal" style:font-style-complex="normal"/>
    </style:style>
    <style:style style:name="T47" style:family="text">
      <style:text-properties style:font-name="Linux Libertine G1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Linux Libertine G:sups=11" fo:font-style="normal" style:font-style-asian="normal" style:font-style-complex="normal"/>
    </style:style>
    <style:style style:name="T49" style:family="text">
      <style:text-properties style:font-name="Linux Libertine G"/>
    </style:style>
    <style:style style:name="T50" style:family="text">
      <style:text-properties style:font-name="Linux Libertine G" fo:font-style="italic" style:font-style-asian="italic" style:font-style-complex="italic"/>
    </style:style>
    <style:style style:name="T51" style:family="text">
      <style:text-properties style:font-name="Linux Libertine Display G" fo:font-weight="normal" style:font-size-asian="10.5pt" style:font-weight-asian="normal" style:font-weight-complex="normal"/>
    </style:style>
    <style:style style:name="T52" style:family="text">
      <style:text-properties style:font-name="Linux Libertine G:nfsp=1&amp;algn=1"/>
    </style:style>
    <style:style style:name="T53" style:family="text">
      <style:text-properties style:font-name="Linux Libertine G:nfsp=1&amp;algn=2"/>
    </style:style>
    <style:style style:name="T54" style:family="text">
      <style:text-properties style:font-name="Linux Libertine G:nfsp=1&amp;algn=3"/>
    </style:style>
    <style:style style:name="T55" style:family="text">
      <style:text-properties style:font-name="Linux Libertine G:nfsp=1&amp;algn=4"/>
    </style:style>
    <style:style style:name="T56" style:family="text">
      <style:text-properties style:text-line-through-style="none" style:text-underline-style="solid" style:text-underline-width="auto" style:text-underline-color="font-color"/>
    </style:style>
    <style:style style:name="T57" style:family="text">
      <style:text-properties style:font-name="Linux Libertine G:onum=1&amp;pnum=1"/>
    </style:style>
    <style:style style:name="T58" style:family="text">
      <style:text-properties style:font-name="Linux Libertine G:sups=11"/>
    </style:style>
    <style:style style:name="T59" style:family="text">
      <style:text-properties style:font-name="Linux Libertine G:onum=1" fo:font-style="italic" fo:font-weight="600"/>
    </style:style>
    <style:style style:name="T60" style:family="text">
      <style:text-properties style:font-name="Linux Libertine G:smcp=1" fo:font-style="italic" fo:font-weight="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rovements of Linux Libertine G and Biolinum G (2012-01-16)</text:p>
      <text:p text:style-name="P1">László Németh, FSF.HU Foundation</text:p>
      <text:p text:style-name="P111"><text:a xlink:type="simple" xlink:href="http://www.numbertext.org/linux"><text:span text:style-name="T56">http://www.numbertext.org/linux</text:span></text:a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columns-spanned="2" office:value-type="string">
            <text:p text:style-name="P36">Feature</text:p>
          </table:table-cell>
          <table:covered-table-cell/>
          <table:table-cell table:style-name="Táblázat1.A1" office:value-type="string">
            <text:p text:style-name="P36">Example</text:p>
          </table:table-cell>
          <table:table-cell table:style-name="Táblázat1.D1" office:value-type="string">
            <text:p text:style-name="P36">New layout</text:p>
          </table:table-cell>
        </table:table-row>
        <table:table-row table:style-name="Táblázat1.1">
          <table:table-cell table:style-name="Táblázat1.A2" table:number-columns-spanned="2" office:value-type="string">
            <text:p text:style-name="P36">Proper hinting for digital publishing by ttfautohint of Freetype</text:p>
          </table:table-cell>
          <table:covered-table-cell/>
          <table:table-cell table:style-name="Táblázat1.A2" office:value-type="string">
            <text:p text:style-name="P112">Check in Adobe Reader</text:p>
            <text:p text:style-name="P113">at low magniﬁcation!</text:p>
          </table:table-cell>
          <table:table-cell table:style-name="Táblázat1.D2" office:value-type="string">
            <text:p text:style-name="P36">Check in Adobe Reader</text:p>
            <text:p text:style-name="P35">at low magnification!</text:p>
          </table:table-cell>
        </table:table-row>
        <table:table-row table:style-name="Táblázat1.1">
          <table:table-cell table:style-name="Táblázat1.A2" table:number-columns-spanned="2" office:value-type="string">
            <text:p text:style-name="P36">Better hyphen in sups (use feat. <text:span text:style-name="T1">texm</text:span> or − (U+2212) for minus)</text:p>
          </table:table-cell>
          <table:covered-table-cell/>
          <table:table-cell table:style-name="Táblázat1.A2" office:value-type="string">
            <text:p text:style-name="P43">– twenty–one –</text:p>
          </table:table-cell>
          <table:table-cell table:style-name="Táblázat1.D2" office:value-type="string">
            <text:p text:style-name="P43">– twenty-one –</text:p>
          </table:table-cell>
        </table:table-row>
        <table:table-row table:style-name="Táblázat1.1">
          <table:table-cell table:style-name="Táblázat1.A2" table:number-columns-spanned="2" office:value-type="string">
            <text:p text:style-name="P36">Kerning fixes</text:p>
          </table:table-cell>
          <table:covered-table-cell/>
          <table:table-cell table:style-name="Táblázat1.A2" office:value-type="string">
            <text:p text:style-name="P88">f’, f]</text:p>
          </table:table-cell>
          <table:table-cell table:style-name="Táblázat1.D2" office:value-type="string">
            <text:p text:style-name="P87">f’, f]</text:p>
          </table:table-cell>
        </table:table-row>
        <table:table-row table:style-name="Táblázat1.1">
          <table:table-cell table:style-name="Táblázat1.A2" table:number-columns-spanned="2" office:value-type="string">
            <text:p text:style-name="P36">Feature <text:span text:style-name="T1">litt </text:span><text:span text:style-name="T9">(optional switch for ligature tt)</text:span></text:p>
          </table:table-cell>
          <table:covered-table-cell/>
          <table:table-cell table:style-name="Táblázat1.A2" office:value-type="string">
            <text:p text:style-name="P86">matter</text:p>
          </table:table-cell>
          <table:table-cell table:style-name="Táblázat1.D2" office:value-type="string">
            <text:p text:style-name="P85">matter</text:p>
          </table:table-cell>
        </table:table-row>
        <table:table-row table:style-name="Táblázat1.1">
          <table:table-cell table:style-name="Táblázat1.D2" table:number-columns-spanned="4" office:value-type="string">
            <text:p text:style-name="P76">Other fixes:</text:p>
            <text:p text:style-name="P76">• fix crash of LibreOffice/Graphite 2 with dotted tabulation</text:p>
            <text:p text:style-name="P76">• now Linux Libertine Semibold Italic supports Graphite features (eg. <text:span text:style-name="T60">small caps</text:span><text:span text:style-name="T2">, </text:span><text:span text:style-name="T59">10000</text:span>)</text:p>
            <text:p text:style-name="P76">• proportional old style number can follow Euro symbol: <text:span text:style-name="T57">€5800</text:span></text:p>
            <text:p text:style-name="P76">• remove bad ligc replacement for single „fi” in superiors and inferiors (<text:span text:style-name="T58">fi</text:span> instead of f<text:span text:style-name="T58">i</text:span>)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D2" table:number-columns-spanned="4" office:value-type="string">
            <text:p text:style-name="P1">Older improvements (2011-09-20)</text:p>
          </table:table-cell>
          <table:covered-table-cell/>
          <table:covered-table-cell/>
          <table:covered-table-cell/>
        </table:table-row>
        <table:table-row table:style-name="Táblázat1.8">
          <table:table-cell table:style-name="Táblázat1.A2" table:number-rows-spanned="2" office:value-type="string">
            <text:p text:style-name="Table_20_Contents">Ports of major Linux Libertine<text:note text:id="ftn1" text:note-class="footnote"><text:note-citation>1</text:note-citation><text:note-body><text:p text:style-name="Footnote"><text:a xlink:type="simple" xlink:href="http://www.linuxlibertine.org/">http://www.linuxlibertine.org</text:a></text:p></text:note-body></text:note> improvements</text:p>
          </table:table-cell>
          <table:table-cell table:style-name="Táblázat1.A2" office:value-type="string">
            <text:p text:style-name="P2">Linux Libertine Display (G): true large letters for titles, business cards, children books etc.<text:span text:style-name="T49"><text:note text:id="ftn2" text:note-class="footnote"><text:note-citation>2</text:note-citation><text:note-body><text:p text:style-name="Footnote">Only regular variant.</text:p></text:note-body></text:note></text:span></text:p>
            <text:p text:style-name="P2">Usage: choose “Linux Libertine Display G” font. </text:p>
          </table:table-cell>
          <table:table-cell table:style-name="Táblázat1.D2" table:number-columns-spanned="2" office:value-type="string">
            <text:p text:style-name="P45">Example</text:p>
            <text:p text:style-name="P47">Example (Linux Libertine, 16 pt)</text:p>
            <text:p text:style-name="P44">Example (Linux Libertine Display, 16 pt)</text:p>
          </table:table-cell>
          <table:covered-table-cell/>
        </table:table-row>
        <table:table-row table:style-name="Táblázat1.8">
          <table:covered-table-cell/>
          <table:table-cell table:style-name="Táblázat1.A2" office:value-type="string">
            <text:p text:style-name="P2">Linux Libertine bold (true ¾ bold) and semibold (the old bold was the semibold variant), see also Character formatting → bold and semibold variants.</text:p>
          </table:table-cell>
          <table:table-cell table:style-name="Táblázat1.D2" table:number-columns-spanned="2" office:value-type="string">
            <text:p text:style-name="P50">Example</text:p>
            <text:p text:style-name="P48">Example (Linux Libertine Bold, 16 pt)</text:p>
            <text:p text:style-name="P58">Example (Linux Libertine Semibold, 16 pt)</text:p>
            <text:p text:style-name="P49">Example (Linux Libertine Bold Italic)</text:p>
            <text:p text:style-name="P59">Example (Linux Libertine Semibold Italic)</text:p>
          </table:table-cell>
          <table:covered-table-cell/>
        </table:table-row>
        <text:soft-page-break/>
        <table:table-row table:style-name="Táblázat1.8">
          <table:table-cell table:style-name="Táblázat1.A2" office:value-type="string">
            <text:p text:style-name="Table_20_Contents">Full <text:span text:style-name="T27">sups</text:span>: true small letters for superiors, footnotes, captions etc.<text:span text:style-name="T49"><text:note text:id="ftn3" text:note-class="footnote"><text:note-citation>3</text:note-citation><text:note-body><text:p text:style-name="Footnote">Only regular variant.</text:p></text:note-body></text:note></text:span></text:p>
          </table:table-cell>
          <table:table-cell table:style-name="Táblázat1.A2" office:value-type="string">
            <text:p text:style-name="P34">Capital letters, diacritics, punctuation and ligatures, feature <text:span text:style-name="T27">frsp</text:span></text:p>
            <text:p text:style-name="Table_20_Contents"><text:span text:style-name="T28">Usage: </text:span><text:span text:style-name="T1">extend the font names with sups=1 in Character formatting: “Linux Libertine G:sups=1”.</text:span><text:span text:style-name="T50"><text:note text:id="ftn4" text:note-class="footnote"><text:note-citation>4</text:note-citation><text:note-body><text:p text:style-name="Footnote">Or use one of the following extensions: Graphite Font extension (<text:a xlink:type="simple" xlink:href="http://www.thanlwinsoft.org/GraphiteOOoExt/">http://www.thanlwinsoft.org/GraphiteOOoExt/</text:a>) or Typography toolbar (<text:a xlink:type="simple" xlink:href="http://extensions.services.openoffice.org/en/project/typo">http://extensions.services.openoffice.org/en/project/typo</text:a>).</text:p></text:note-body></text:note></text:span></text:p>
          </table:table-cell>
          <table:table-cell table:style-name="Táblázat1.A2" office:value-type="string">
            <text:p text:style-name="P77">ÁBÇ!...</text:p>
          </table:table-cell>
          <table:table-cell table:style-name="Táblázat1.D2" office:value-type="string">
            <text:p text:style-name="P39"><text:span text:style-name="T8">ÁBÇ!?,;: àáåãâäą œșțĵĥfffi<text:line-break/></text:span><text:span text:style-name="T17">New layout: ÁBÇĐŐő!,;:àáåãâăäąœȘșȚțîĵfffifj</text:span></text:p>
          </table:table-cell>
        </table:table-row>
        <table:table-row table:style-name="Táblázat1.8">
          <table:table-cell table:style-name="Táblázat1.A2" table:number-rows-spanned="2" office:value-type="string">
            <text:p text:style-name="P4">Unicode combining diacritics for international and scientific typesetting </text:p>
          </table:table-cell>
          <table:table-cell table:style-name="Táblázat1.A2" office:value-type="string">
            <text:p text:style-name="P2">Port and extension of Linux Libertine OpenType <text:span text:style-name="T9">mark</text:span> tables</text:p>
            <text:p text:style-name="P2">Usage: add special Unicode diacritical marks after the letters.<text:span text:style-name="T49"><text:note text:id="ftn5" text:note-class="footnote"><text:note-citation>1</text:note-citation><text:note-body><text:p text:style-name="Footnote">­Insert symbols by the Word processor or by an Unicode input method (U+300-U+36F characters, <text:a xlink:type="simple" xlink:href="http://en.wikipedia.org/wiki/Unicode_input">http://en.wikipedia.org/wiki/Unicode_input</text:a>)</text:p></text:note-body></text:note></text:span></text:p>
          </table:table-cell>
          <table:table-cell table:style-name="Táblázat1.A2" office:value-type="string">
            <text:p text:style-name="P5"><text:span text:style-name="T12">t̪b̰</text:span><text:span text:style-name="T15">O̩s̩i̥í̬á͕ȫ</text:span></text:p>
            <text:p text:style-name="P1"><text:span text:style-name="T1">IPA:</text:span> <text:span text:style-name="T12">n̥b̤t̪s̬b̰t̺d̼d̻ɔ̹ẽɔ̜u̟e̱ëɫe̽ṇβ̞e̯e̘e̙</text:span>, </text:p>
            <text:p text:style-name="P1"><text:span text:style-name="T1">Aleut: </text:span><text:span text:style-name="T14">X̂x̂,</text:span><text:span text:style-name="T1"> </text:span><text:span text:style-name="T6">Iñupiaq: </text:span><text:span text:style-name="T13">ḶḷŁ̣ł̣,</text:span></text:p>
            <text:p text:style-name="P1"><text:span text:style-name="T1">Yoruba: </text:span><text:span text:style-name="T13">O̩Ó̩Ò̩Ō̩S̩e̩é̩è̩ē̩o̩ó̩ò̩ō̩s̩,</text:span><text:span text:style-name="T10"> </text:span><text:span text:style-name="T1">Hungarian phonology: </text:span><text:span text:style-name="T13">ḛ́ḙ́i̥í̬á͕ụ̈ǟāá̄ȫ͔ǟö́ä́</text:span></text:p>
          </table:table-cell>
          <table:table-cell table:style-name="Táblázat1.D2" office:value-type="string">
            <text:p text:style-name="P6">t̪b̰<text:span text:style-name="T20">O̩s̩i̥í̬á͕ȫ</text:span></text:p>
            <text:p text:style-name="P3">IPA: <text:span text:style-name="T9">n̥b̤t̪s̬b̰t̺d̼d̻ɔ̹ẽɔ̜u̟e̱ëɫe̽ṇβ̞e̯e̘e̙,</text:span> </text:p>
            <text:p text:style-name="P1"><text:span text:style-name="T1">Aleut: </text:span><text:span text:style-name="T46">X̂x̂</text:span><text:span text:style-name="T14">,</text:span><text:span text:style-name="T1"> </text:span><text:span text:style-name="T6">Iñupiaq: </text:span><text:span text:style-name="T47">ḶḷŁ̣ł̣,</text:span></text:p>
            <text:p text:style-name="P3">Yoruba: <text:span text:style-name="T10">O̩Ó̩Ò̩Ō̩S̩e̩é̩è̩ē̩o̩ó̩ò̩ō̩s̩, </text:span>Hungarian phonology: <text:span text:style-name="T10">ḛ́ḙ́i̥í̬á͕ụ̈ǟāá̄ȫ͔ǟö́ä́</text:span>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P2">Kerning with combining diacritics</text:p>
          </table:table-cell>
          <table:table-cell table:style-name="Táblázat1.A2" office:value-type="string">
            <text:p text:style-name="P15">VÁ͕V͕́A</text:p>
          </table:table-cell>
          <table:table-cell table:style-name="Táblázat1.D2" office:value-type="string">
            <text:p text:style-name="P7">VÁ͕V͕́A</text:p>
          </table:table-cell>
        </table:table-row>
        <table:table-row table:style-name="Táblázat1.8">
          <table:table-cell table:style-name="Táblázat1.A2" table:number-rows-spanned="2" office:value-type="string">
            <text:p text:style-name="Standard">Italic correction: feature <text:span text:style-name="T27">itlc</text:span><text:span text:style-name="T27"><text:note text:id="ftn6" text:note-class="footnote"><text:note-citation>2</text:note-citation><text:note-body><text:p text:style-name="Footnote">It hasn’t worked in LibreOffice 3.3, yet.</text:p></text:note-body></text:note></text:span></text:p>
          </table:table-cell>
          <table:table-cell table:style-name="Táblázat1.A2" office:value-type="string">
            <text:p text:style-name="P2">itlc=1 (both side corrections on boundary spaces)</text:p>
          </table:table-cell>
          <table:table-cell table:style-name="Táblázat1.A2" office:value-type="string">
            <text:p text:style-name="P8"><text:span text:style-name="T9">a </text:span>leaf<text:span text:style-name="T9"> louse</text:span></text:p>
          </table:table-cell>
          <table:table-cell table:style-name="Táblázat1.D2" office:value-type="string">
            <text:p text:style-name="P9">a<text:span text:style-name="T30"> leaf </text:span>louse</text:p>
            <text:p text:style-name="P10"><text:span text:style-name="T9">a </text:span>leaf<text:span text:style-name="T9"> louse</text:span></text:p>
            <text:p text:style-name="P12"><text:span text:style-name="T29">a</text:span><text:span text:style-name="T30"> leaf </text:span>louse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P2">itlc=2 (as above, but always right side correction)</text:p>
          </table:table-cell>
          <table:table-cell table:style-name="Táblázat1.A2" office:value-type="string">
            <text:p text:style-name="P16"><text:span text:style-name="T9">|</text:span>l<text:span text:style-name="T9">|</text:span></text:p>
          </table:table-cell>
          <table:table-cell table:style-name="Táblázat1.D2" office:value-type="string">
            <text:p text:style-name="P7">|<text:span text:style-name="T26">l</text:span>|</text:p>
          </table:table-cell>
        </table:table-row>
        <table:table-row table:style-name="Táblázat1.8">
          <table:table-cell table:style-name="Táblázat1.A2" office:value-type="string">
            <text:p text:style-name="Standard">Optional regular parenthesis in Italic text<text:note text:id="ftn7" text:note-class="footnote"><text:note-citation>3</text:note-citation><text:note-body><text:p text:style-name="Footnote">Preferred form, see in <text:bookmark text:name="firstHeading"/><text:a xlink:type="simple" xlink:href="http://en.wikipedia.org/wiki/The_Elements_of_Typographic_Style">The Elements of Typographic Style</text:a></text:p><text:p text:style-name="Footnote"/></text:note-body></text:note></text:p>
          </table:table-cell>
          <table:table-cell table:style-name="Táblázat1.A2" office:value-type="string">
            <text:p text:style-name="P2">feature <text:span text:style-name="T27">para</text:span> (only in Italic)</text:p>
          </table:table-cell>
          <table:table-cell table:style-name="Táblázat1.A2" office:value-type="string">
            <text:p text:style-name="P18">an (Italic) t</text:p>
            <text:p text:style-name="P17">(<text:span text:style-name="T1">1</text:span>) (<text:span text:style-name="T1">2</text:span>) (<text:span text:style-name="T1">3</text:span>)</text:p>
          </table:table-cell>
          <table:table-cell table:style-name="Táblázat1.D2" office:value-type="string">
            <text:p text:style-name="P28">an (Italic) t</text:p>
            <text:p text:style-name="P28">(1) (2) (3)</text:p>
          </table:table-cell>
        </table:table-row>
        <table:table-row table:style-name="Táblázat1.8">
          <table:table-cell table:style-name="Táblázat1.A2" table:number-rows-spanned="2" office:value-type="string">
            <text:p text:style-name="Standard">Hanging punctuation</text:p>
            <text:p text:style-name="Standard">(feature <text:span text:style-name="T27">hang)</text:span></text:p>
          </table:table-cell>
          <table:table-cell table:style-name="Táblázat1.A2" office:value-type="string">
            <text:p text:style-name="P2"><text:span text:style-name="T27">hang=1. </text:span>This feature works in character formatting boundaries, too, so consider to use hang=2</text:p>
          </table:table-cell>
          <table:table-cell table:style-name="Táblázat1.A2" office:value-type="string">
            <text:p text:style-name="P91">...Co-operate, co-operate, co-operate, co-operate on June–July, finally a —really long— em dash. Some “quotation” “marks”. Punctuation marks. Period. Exclamation marks! A question mark???????????</text:p>
          </table:table-cell>
          <table:table-cell table:style-name="Táblázat1.D2" office:value-type="string">
            <text:p text:style-name="P89">...Co-operate, co-operate, co-operate, co-operate on June–July, finally a —really long— em dash. Some “quotation” “marks”. Punctuation marks. Period. Exclamation marks! A question mark???????????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Standard"><text:span text:style-name="T28">hang=2 is f</text:span><text:span text:style-name="T1">or only hanging the inserted hyphen at hyphenation</text:span></text:p>
          </table:table-cell>
          <table:table-cell table:style-name="Táblázat1.A2" office:value-type="string">
            <text:p text:style-name="P92">A better hyphenation, hyphenation, a hyphenation is a hyphenation, better hyphenation, hyphenation.</text:p>
          </table:table-cell>
          <table:table-cell table:style-name="Táblázat1.D2" office:value-type="string">
            <text:p text:style-name="P90">A better hyphenation, hyphenation, a hyphenation is a hyphenation, better hyphenation, hyphenation.</text:p>
          </table:table-cell>
        </table:table-row>
        <table:table-row table:style-name="Táblázat1.8">
          <table:table-cell table:style-name="Táblázat1.A2" office:value-type="string">
            <text:p text:style-name="Standard">New glyphs</text:p>
          </table:table-cell>
          <table:table-cell table:style-name="Táblázat1.A2" office:value-type="string">
            <text:p text:style-name="Table_20_Contents">Cursive variant <text:span text:style-name="T1">j</text:span> and <text:span text:style-name="T1">f</text:span> for <text:span text:style-name="T1">gj</text:span>, <text:span text:style-name="T1">gf</text:span> combinations (<text:span text:style-name="T1">frequent in Hungarian) + kerning</text:span></text:p>
          </table:table-cell>
          <table:table-cell table:style-name="Táblázat1.A2" office:value-type="string">
            <text:p text:style-name="P19">gj, gf, gﬁ</text:p>
            <text:p text:style-name="P106">vágja, legjava, megjavít</text:p>
            <text:p text:style-name="P24">megfog, legﬁatalabb, <text:span text:style-name="T36">fogfájás</text:span></text:p>
          </table:table-cell>
          <table:table-cell table:style-name="Táblázat1.D2" office:value-type="string">
            <text:p text:style-name="P13">gj, gf, gfi</text:p>
            <text:p text:style-name="P107">vágja, legjava, megjavít</text:p>
            <text:p text:style-name="P11">megfog, legfiatalabb, <text:span text:style-name="T36">fogfájás</text:span></text:p>
          </table:table-cell>
        </table:table-row>
        <table:table-row table:style-name="Táblázat1.8">
          <table:table-cell table:style-name="Táblázat1.A2" table:number-rows-spanned="7" office:value-type="string">
            <text:p text:style-name="Standard">Kerning fixes</text:p>
          </table:table-cell>
          <table:table-cell table:style-name="Táblázat1.A2" office:value-type="string">
            <text:p text:style-name="Table_20_Contents"><text:span text:style-name="T1">Capitals + small caps (feature </text:span><text:span text:style-name="T9">smcp</text:span><text:span text:style-name="T1">)</text:span></text:p>
          </table:table-cell>
          <table:table-cell table:style-name="Táblázat1.A2" office:value-type="string">
            <text:p text:style-name="P68">V<text:span text:style-name="T22">,</text:span><text:span text:style-name="T24"> A</text:span><text:span text:style-name="T22">, V, Á</text:span></text:p>
          </table:table-cell>
          <table:table-cell table:style-name="Táblázat1.D2" office:value-type="string">
            <text:p text:style-name="P60">Va, Av Vá, Áv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Table_20_Contents">Feature <text:span text:style-name="T1">pnum</text:span> in superiors</text:p>
          </table:table-cell>
          <table:table-cell table:style-name="Táblázat1.A2" office:value-type="string">
            <text:p text:style-name="P27">¹¹¹ <text:s/><text:span text:style-name="T22">⁷⁴</text:span><text:span text:style-name="T38">¹</text:span></text:p>
          </table:table-cell>
          <table:table-cell table:style-name="Táblázat1.D2" office:value-type="string">
            <text:p text:style-name="P81">111 <text:s text:c="2"/>741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Table_20_Contents">Multiple exclamation and question marks</text:p>
          </table:table-cell>
          <table:table-cell table:style-name="Táblázat1.A2" office:value-type="string">
            <text:p text:style-name="P20"><text:span text:style-name="T22">‼</text:span>! <text:span text:style-name="T22">‼‼</text:span> <text:span text:style-name="T22">⁇</text:span>?</text:p>
          </table:table-cell>
          <table:table-cell table:style-name="Táblázat1.D2" office:value-type="string">
            <text:p text:style-name="P14">!!! !!!! ???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P34">Catalan geminated l, also in small caps and superiors and other variants (see Feruglio et al.: <text:a xlink:type="simple" xlink:href="http://www.tug.org/TUGboat/Articles/tb16-3/tb48vali.pdf"><text:span text:style-name="T56">Modern Catalan Typographical Conventions</text:span></text:a>, Tugboat, No. 3., 1995</text:p>
          </table:table-cell>
          <table:table-cell table:style-name="Táblázat1.A2" office:value-type="string">
            <text:p text:style-name="P71">novel·le</text:p>
            <text:p text:style-name="P71">NOVEL·LE</text:p>
            <text:p text:style-name="P62">nove<text:span text:style-name="T22"></text:span><text:span text:style-name="T12">·</text:span><text:span text:style-name="T22"></text:span>e</text:p>
            <text:p text:style-name="P42">nove<text:span text:style-name="T12">ˡ·ˡ</text:span>e</text:p>
            <text:p text:style-name="P110">novel·le</text:p>
            <text:p text:style-name="P72">NOVEL·LE</text:p>
            <text:p text:style-name="P65">nove<text:span text:style-name="T22"></text:span><text:span text:style-name="T12">·</text:span><text:span text:style-name="T22"></text:span>e</text:p>
            <text:p text:style-name="P74">novel·le</text:p>
            <text:p text:style-name="P74">NOVEL·LE</text:p>
            <text:p text:style-name="P63">nove<text:span text:style-name="T22"></text:span><text:span text:style-name="T12">·</text:span><text:span text:style-name="T22"></text:span>e</text:p>
            <text:p text:style-name="P73">novel·le</text:p>
            <text:p text:style-name="P73">NOVEL·LE</text:p>
            <text:p text:style-name="P66">nove<text:span text:style-name="T22"></text:span><text:span text:style-name="T12">·</text:span><text:span text:style-name="T22"></text:span>e</text:p>
            <text:p text:style-name="P84">novel·le</text:p>
          </table:table-cell>
          <table:table-cell table:style-name="Táblázat1.D2" office:value-type="string">
            <text:p text:style-name="P54">novel·le</text:p>
            <text:p text:style-name="P54">NOVEL·LE</text:p>
            <text:p text:style-name="P64">novel·le</text:p>
            <text:p text:style-name="P82"><text:span text:style-name="T48">novel·le<text:line-break/></text:span><text:span text:style-name="T48">NOVEL·LE</text:span></text:p>
            <text:p text:style-name="P56">novel·le</text:p>
            <text:p text:style-name="P56">NOVEL·LE</text:p>
            <text:p text:style-name="P67">novel·le</text:p>
            <text:p text:style-name="P55">novel·le</text:p>
            <text:p text:style-name="P55">NOVEL·LE</text:p>
            <text:p text:style-name="P63">novel·le</text:p>
            <text:p text:style-name="P57">novel·le</text:p>
            <text:p text:style-name="P57">NOVEL·LE</text:p>
            <text:p text:style-name="P66">novel·le</text:p>
            <text:p text:style-name="P83">novel·le</text:p>
            <text:p text:style-name="P46">novel·le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P34">Italic <text:span text:style-name="T9">f + o/e</text:span> <text:span text:style-name="T9">dieresis</text:span> (fix using short f)</text:p>
          </table:table-cell>
          <table:table-cell table:style-name="Táblázat1.A2" office:value-type="string">
            <text:p text:style-name="P70">fö, gfö, fë</text:p>
            <text:p text:style-name="P105">föld, legföljebb, fëszë</text:p>
          </table:table-cell>
          <table:table-cell table:style-name="Táblázat1.D2" office:value-type="string">
            <text:p text:style-name="P80">fö, gfö, fë</text:p>
            <text:p text:style-name="P104">föld, legföljebb, fëszë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P34">Italic f + punctuation</text:p>
          </table:table-cell>
          <table:table-cell table:style-name="Táblázat1.A2" office:value-type="string">
            <text:p text:style-name="P69">f” ﬀ”</text:p>
          </table:table-cell>
          <table:table-cell table:style-name="Táblázat1.D2" office:value-type="string">
            <text:p text:style-name="P80">f” ﬀ”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P34">Hungarian long consonants and digraphs + <text:span text:style-name="T9">gf</text:span> and <text:span text:style-name="T9">gj </text:span>in Italic and superiors</text:p>
          </table:table-cell>
          <table:table-cell table:style-name="Táblázat1.A2" office:value-type="string">
            <text:p text:style-name="P52">bb, ly, ny, ty, zz,</text:p>
            <text:p text:style-name="P40">gy, ny</text:p>
          </table:table-cell>
          <table:table-cell table:style-name="Táblázat1.D2" office:value-type="string">
            <text:p text:style-name="P53">bb, ly, ny, ty, zz, </text:p>
            <text:p text:style-name="P41">gy, ny</text:p>
          </table:table-cell>
        </table:table-row>
        <text:soft-page-break/>
        <table:table-row table:style-name="Táblázat1.8">
          <table:table-cell table:style-name="Táblázat1.A2" table:number-rows-spanned="4" office:value-type="string">
            <text:p text:style-name="Standard">More small caps (feature smcp)</text:p>
          </table:table-cell>
          <table:table-cell table:style-name="Táblázat1.A2" office:value-type="string">
            <text:p text:style-name="P34">New letters (using Unicode decomposition and combining diacritics)</text:p>
          </table:table-cell>
          <table:table-cell table:style-name="Táblázat1.A2" office:value-type="string">
            <text:p text:style-name="P51">ģĵ</text:p>
            <text:p text:style-name="P76"><text:span text:style-name="T44">Latvian: </text:span><text:span text:style-name="T40">čšž</text:span><text:span text:style-name="T45">,</text:span> except āēģīķļņū </text:p>
            <text:p text:style-name="P76">Lithuanian: <text:span text:style-name="T41">ą</text:span><text:span text:style-name="T40">čęšž</text:span><text:span text:style-name="T45">, except</text:span> ėįųū </text:p>
            <text:p text:style-name="P76">Esperanto: ĉĝĥĵŝŭ</text:p>
          </table:table-cell>
          <table:table-cell table:style-name="Táblázat1.D2" office:value-type="string">
            <text:p text:style-name="P61"><text:span text:style-name="T39">ģ</text:span>ĵ</text:p>
            <text:p text:style-name="Table_20_Contents">Latvian: <text:span text:style-name="T39">ā</text:span><text:span text:style-name="T40">č</text:span><text:span text:style-name="T39">ēģīķļņ</text:span><text:span text:style-name="T40">š</text:span><text:span text:style-name="T39">ū</text:span><text:span text:style-name="T40">žŀl·l</text:span></text:p>
            <text:p text:style-name="Table_20_Contents">Lithuanian:<text:span text:style-name="T40"> ąčęėįšųūž</text:span></text:p>
            <text:p text:style-name="P76">Esperanto: <text:span text:style-name="T40">ĉĝĥĵŝŭ</text:span>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P34">Combining diacritics</text:p>
          </table:table-cell>
          <table:table-cell table:style-name="Táblázat1.A2" office:value-type="string">
            <text:p text:style-name="P51"><text:span text:style-name="T16">̩̩̩̩</text:span><text:span text:style-name="T22"></text:span><text:span text:style-name="T16">̩̄</text:span><text:span text:style-name="T22">̩</text:span></text:p>
            <text:p text:style-name="P36">Yoruba: <text:span text:style-name="T13">e̩é̩è̩ē̩o̩ó̩ò̩ō̩s̩</text:span></text:p>
          </table:table-cell>
          <table:table-cell table:style-name="Táblázat1.D2" office:value-type="string">
            <text:p text:style-name="P61">è̩é̩ò̩ó̩ō̩s̩</text:p>
            <text:p text:style-name="P1"><text:span text:style-name="T13">Yoruba: </text:span><text:span text:style-name="T42">e̩é̩è̩ē̩o̩ó̩ò̩ō̩s̩</text:span>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P2">Small cap <text:span text:style-name="T25">a </text:span>variant (salt or sa08 + smcp) with diacritics</text:p>
          </table:table-cell>
          <table:table-cell table:style-name="Táblázat1.A2" office:value-type="string">
            <text:p text:style-name="P31">a</text:p>
          </table:table-cell>
          <table:table-cell table:style-name="Táblázat1.D2" office:value-type="string">
            <text:p text:style-name="P31">aãâåàáä</text:p>
            <text:p text:style-name="P29">gróf Esterházy János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P2">Small cap <text:span text:style-name="T25">a </text:span>variant with kerning</text:p>
          </table:table-cell>
          <table:table-cell table:style-name="Táblázat1.A2" office:value-type="string">
            <text:p text:style-name="P26">V<text:span text:style-name="T22"></text:span></text:p>
          </table:table-cell>
          <table:table-cell table:style-name="Táblázat1.D2" office:value-type="string">
            <text:p text:style-name="P30">Vavaváv</text:p>
          </table:table-cell>
        </table:table-row>
        <table:table-row table:style-name="Táblázat1.8">
          <table:table-cell table:style-name="Táblázat1.A2" table:number-rows-spanned="2" office:value-type="string">
            <text:p text:style-name="Table_20_Contents">Spaces (only in LibO 3.3)</text:p>
          </table:table-cell>
          <table:table-cell table:style-name="Táblázat1.A2" office:value-type="string">
            <text:p text:style-name="Table_20_Contents"><text:span text:style-name="T27">caps=2 </text:span><text:span text:style-name="T1">with enlarged spaces</text:span></text:p>
          </table:table-cell>
          <table:table-cell table:style-name="Táblázat1.A2" office:value-type="string">
            <text:p text:style-name="P37">A BIG TREE</text:p>
          </table:table-cell>
          <table:table-cell table:style-name="Táblázat1.D2" office:value-type="string">
            <text:p text:style-name="P38">A BIG TREE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Table_20_Contents"><text:span text:style-name="T1">feature</text:span> <text:span text:style-name="T27">nfsp: </text:span><text:span text:style-name="T1">enlarged spaces between sentences</text:span><text:span text:style-name="T27"> </text:span></text:p>
          </table:table-cell>
          <table:table-cell table:style-name="Táblázat1.A2" office:value-type="string">
            <text:p text:style-name="Table_20_Contents">A big tree. Small tree? A big <text:s/>tree. A small tree! Small? Big!</text:p>
          </table:table-cell>
          <table:table-cell table:style-name="Táblázat1.D2" office:value-type="string">
            <text:p text:style-name="P75">A big tree. Small tree? A big <text:s/>tree. A small tree! Small? Big!</text:p>
          </table:table-cell>
        </table:table-row>
        <table:table-row table:style-name="Táblázat1.8">
          <table:table-cell table:style-name="Táblázat1.A2" office:value-type="string">
            <text:p text:style-name="Standard">Feature <text:span text:style-name="T1">algn:</text:span> more values</text:p>
          </table:table-cell>
          <table:table-cell table:style-name="Táblázat1.A2" office:value-type="string">
            <text:p text:style-name="Table_20_Contents">Value 1=1em, 2–4: 2–4 characters</text:p>
          </table:table-cell>
          <table:table-cell table:style-name="Táblázat1.A2" office:value-type="string">
            <text:p text:style-name="Table_20_Contents"/>
          </table:table-cell>
          <table:table-cell table:style-name="Táblázat1.D2" office:value-type="string">
            <text:p text:style-name="P75">1=<text:span text:style-name="T52">1</text:span>, 2=<text:span text:style-name="T53">1</text:span>, 3=<text:span text:style-name="T54">1</text:span>, 4=<text:span text:style-name="T55">1</text:span></text:p>
          </table:table-cell>
        </table:table-row>
        <table:table-row table:style-name="Táblázat1.8">
          <table:table-cell table:style-name="Táblázat1.A2" office:value-type="string">
            <text:p text:style-name="Standard">Feature <text:span text:style-name="T1">lith </text:span><text:span text:style-name="T9">(fix feat. </text:span><text:span text:style-name="T1">liga</text:span><text:span text:style-name="T9">)</text:span></text:p>
          </table:table-cell>
          <table:table-cell table:style-name="Táblázat1.A2" office:value-type="string">
            <text:p text:style-name="Table_20_Contents">Optional switch for ligature “Th”</text:p>
          </table:table-cell>
          <table:table-cell table:style-name="Táblázat1.A2" office:value-type="string">
            <text:p text:style-name="P79">Thomas Quinn </text:p>
          </table:table-cell>
          <table:table-cell table:style-name="Táblázat1.D2" office:value-type="string">
            <text:p text:style-name="P78">Thomas Quinn</text:p>
          </table:table-cell>
        </table:table-row>
        <table:table-row table:style-name="Táblázat1.8">
          <table:table-cell table:style-name="Táblázat1.A2" office:value-type="string">
            <text:p text:style-name="Table_20_Contents">Ligature correction at hyphenation</text:p>
          </table:table-cell>
          <table:table-cell table:style-name="Táblázat1.A2" office:value-type="string">
            <text:p text:style-name="Table_20_Contents"><text:span text:style-name="T1">feature</text:span> <text:span text:style-name="T27">ligc: </text:span><text:span text:style-name="T1">(default in Hungarian)</text:span></text:p>
          </table:table-cell>
          <table:table-cell table:style-name="Táblázat1.A2" office:value-type="string">
            <text:p text:style-name="P94"><text:span text:style-name="T31">       „Egy ﬁ­nom király­</text:span><text:span text:style-name="T32">ﬁ</text:span><text:span text:style-name="T33"> volna jó</text:span><text:span text:style-name="T31">.”</text:span></text:p>
          </table:table-cell>
          <table:table-cell table:style-name="Táblázat1.D2" office:value-type="string">
            <text:p text:style-name="P103"><text:span text:style-name="T9">      „Egy finom király­fi </text:span><text:span text:style-name="T11">volna jó</text:span><text:span text:style-name="T9">.”</text:span></text:p>
          </table:table-cell>
        </table:table-row>
        <table:table-row table:style-name="Táblázat1.8">
          <table:table-cell table:style-name="Táblázat1.A2" office:value-type="string">
            <text:p text:style-name="Table_20_Contents">Double-stroke capital letters</text:p>
          </table:table-cell>
          <table:table-cell table:style-name="Táblázat1.A2" office:value-type="string">
            <text:p text:style-name="Table_20_Contents"><text:span text:style-name="T1">feature</text:span> dbls<text:span text:style-name="T27"> </text:span></text:p>
          </table:table-cell>
          <table:table-cell table:style-name="Táblázat1.A2" office:value-type="string">
            <text:p text:style-name="P108">A Big CD</text:p>
          </table:table-cell>
          <table:table-cell table:style-name="Táblázat1.D2" office:value-type="string">
            <text:p text:style-name="P109">A Big CD</text:p>
          </table:table-cell>
        </table:table-row>
        <table:table-row table:style-name="Táblázat1.8">
          <table:table-cell table:style-name="Táblázat1.A2" table:number-rows-spanned="6" office:value-type="string">
            <text:p text:style-name="Table_20_Contents">Other fixes</text:p>
          </table:table-cell>
          <table:table-cell table:style-name="Táblázat1.A2" office:value-type="string">
            <text:p text:style-name="Table_20_Contents">Corrected and new ligatures</text:p>
          </table:table-cell>
          <table:table-cell table:style-name="Táblázat1.A2" office:value-type="string">
            <text:p text:style-name="P23">ﬁ</text:p>
          </table:table-cell>
          <table:table-cell table:style-name="Táblázat1.D2" office:value-type="string">
            <text:p text:style-name="P98"><text:span text:style-name="T5">, </text:span><text:span text:style-name="T37">, </text:span><text:span text:style-name="T4">, , </text:span><text:span text:style-name="T7">ﬁ, ﬃ, , , </text:span><text:span text:style-name="T51">, </text:span>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Table_20_Contents">Hungarian <text:span text:style-name="T1">gy </text:span><text:span text:style-name="T9">(improved forms)</text:span></text:p>
          </table:table-cell>
          <table:table-cell table:style-name="Táblázat1.A2" office:value-type="string">
            <text:p text:style-name="P25">–</text:p>
          </table:table-cell>
          <table:table-cell table:style-name="Táblázat1.D2" office:value-type="string">
            <text:p text:style-name="P99"><text:span text:style-name="T6">, </text:span><text:span text:style-name="T3"></text:span><text:span text:style-name="T20">, </text:span><text:span text:style-name="T1"></text:span><text:span text:style-name="T6"> </text:span>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Table_20_Contents">Corrected letters</text:p>
          </table:table-cell>
          <table:table-cell table:style-name="Táblázat1.A2" office:value-type="string">
            <text:p text:style-name="P21"><text:span text:style-name="T1">őű</text:span><text:span text:style-name="T1">ŐŰ </text:span><text:span text:style-name="T18">őűŐŰ </text:span><text:span text:style-name="T19">őűŐŰ</text:span></text:p>
            <text:p text:style-name="P100"><text:span text:style-name="T21">őűŐŰ</text:span><text:span text:style-name="T35"> </text:span><text:span text:style-name="T34">őűŐŰ </text:span><text:span text:style-name="T35">őűŐŰ</text:span><text:span text:style-name="T23"></text:span></text:p>
            <text:p text:style-name="P102">ÁŐ</text:p>
          </table:table-cell>
          <table:table-cell table:style-name="Táblázat1.D2" office:value-type="string">
            <text:p text:style-name="P95">őűŐŰ <text:span text:style-name="T34">őűŐŰ </text:span><text:span text:style-name="T35">őűŐŰ</text:span></text:p>
            <text:p text:style-name="P97">őűŐŰ <text:span text:style-name="T34">őűŐŰ </text:span><text:span text:style-name="T35">őűŐŰ</text:span><text:span text:style-name="T43">ő</text:span></text:p>
            <text:p text:style-name="P101">ÁŐ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Table_20_Contents">Romanian (bold)</text:p>
          </table:table-cell>
          <table:table-cell table:style-name="Táblázat1.A2" office:value-type="string">
            <text:p text:style-name="P22">–</text:p>
          </table:table-cell>
          <table:table-cell table:style-name="Táblázat1.D2" office:value-type="string">
            <text:p text:style-name="P96">ș, Ș, ț, Ț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Table_20_Contents">Feature <text:span text:style-name="T1">name</text:span> + <text:span text:style-name="T1">caps</text:span>: Hungarian ordinal numbers</text:p>
          </table:table-cell>
          <table:table-cell table:style-name="Táblázat1.A2" office:value-type="string">
            <text:p text:style-name="P1">HarmincAdik</text:p>
            <text:p text:style-name="P93"/>
          </table:table-cell>
          <table:table-cell table:style-name="Táblázat1.D2" office:value-type="string">
            <text:p text:style-name="P1">Harmincadik</text:p>
          </table:table-cell>
        </table:table-row>
        <table:table-row table:style-name="Táblázat1.8">
          <table:covered-table-cell/>
          <table:table-cell table:style-name="Táblázat1.A2" office:value-type="string">
            <text:p text:style-name="Table_20_Contents">Feature frsp at text boundaries</text:p>
          </table:table-cell>
          <table:table-cell table:style-name="Táblázat1.A2" office:value-type="string">
            <text:p text:style-name="P1">Regular character after <text:span text:style-name="T1">italic</text:span><text:span text:style-name="T9">!</text:span></text:p>
          </table:table-cell>
          <table:table-cell table:style-name="Táblázat1.D2" office:value-type="string">
            <text:p text:style-name="P33">Regular character after <text:span text:style-name="T1">italic</text:span>!</text:p>
          </table:table-cell>
        </table:table-row>
      </table:table>
      <text:p text:style-name="P3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nux Libertine G" svg:font-family="'Linux Libertine G'"/>
    <style:font-face style:name="Linux Libertine G3" svg:font-family="'Linux Libertine G'" style:font-adornments="Általános"/>
    <style:font-face style:name="Linux Libertine O" svg:font-family="'Linux Libertine O'"/>
    <style:font-face style:name="Lohit Hindi1" svg:font-family="'Lohit Hindi'"/>
    <style:font-face style:name="OpenSymbol" svg:font-family="OpenSymbol"/>
    <style:font-face style:name="Linux Biolinum G" svg:font-family="'Linux Biolinum G'" style:font-pitch="variable"/>
    <style:font-face style:name="Linux Biolinum O" svg:font-family="'Linux Biolinum O'" style:font-pitch="variable"/>
    <style:font-face style:name="Linux Libertine Display G" svg:font-family="'Linux Libertine Display G'" style:font-pitch="variable"/>
    <style:font-face style:name="Linux Libertine Display O" svg:font-family="'Linux Libertine Display O'" style:font-pitch="variable"/>
    <style:font-face style:name="Linux Libertine G1" svg:font-family="'Linux Libertine G'" style:font-pitch="variable"/>
    <style:font-face style:name="Linux Libertine G2" svg:font-family="'Linux Libertine G'" style:font-adornments="Semibold" style:font-pitch="variable"/>
    <style:font-face style:name="Linux Libertine G:caps=2" svg:font-family="'Linux Libertine G:caps=2'" style:font-pitch="variable"/>
    <style:font-face style:name="Linux Libertine G:dash=0" svg:font-family="'Linux Libertine G:dash=0'" style:font-pitch="variable"/>
    <style:font-face style:name="Linux Libertine G:dbls=1" svg:font-family="'Linux Libertine G:dbls=1'" style:font-pitch="variable"/>
    <style:font-face style:name="Linux Libertine G:foot=1&amp;algn=1" svg:font-family="'Linux Libertine G:foot=1&amp;algn=1'" style:font-adornments="Általános" style:font-pitch="variable"/>
    <style:font-face style:name="Linux Libertine G:frsp=1" svg:font-family="'Linux Libertine G:frsp=1'" style:font-pitch="variable"/>
    <style:font-face style:name="Linux Libertine G:hang=1" svg:font-family="'Linux Libertine G:hang=1'" style:font-pitch="variable"/>
    <style:font-face style:name="Linux Libertine G:hang=2" svg:font-family="'Linux Libertine G:hang=2'" style:font-pitch="variable"/>
    <style:font-face style:name="Linux Libertine G:itlc=1" svg:font-family="'Linux Libertine G:itlc=1'" style:font-pitch="variable"/>
    <style:font-face style:name="Linux Libertine G:itlc=2" svg:font-family="'Linux Libertine G:itlc=2'" style:font-pitch="variable"/>
    <style:font-face style:name="Linux Libertine G:liga=0" svg:font-family="'Linux Libertine G:liga=0'" style:font-pitch="variable"/>
    <style:font-face style:name="Linux Libertine G:litt=0" svg:font-family="'Linux Libertine G:litt=0'" style:font-pitch="variable"/>
    <style:font-face style:name="Linux Libertine G:nfsp=1" svg:font-family="'Linux Libertine G:nfsp=1'" style:font-pitch="variable"/>
    <style:font-face style:name="Linux Libertine G:nfsp=1&amp;algn=1" svg:font-family="'Linux Libertine G:nfsp=1&amp;algn=1'" style:font-pitch="variable"/>
    <style:font-face style:name="Linux Libertine G:nfsp=1&amp;algn=2" svg:font-family="'Linux Libertine G:nfsp=1&amp;algn=2'" style:font-pitch="variable"/>
    <style:font-face style:name="Linux Libertine G:nfsp=1&amp;algn=3" svg:font-family="'Linux Libertine G:nfsp=1&amp;algn=3'" style:font-pitch="variable"/>
    <style:font-face style:name="Linux Libertine G:nfsp=1&amp;algn=4" svg:font-family="'Linux Libertine G:nfsp=1&amp;algn=4'" style:font-pitch="variable"/>
    <style:font-face style:name="Linux Libertine G:nfsp=1&amp;lith=0" svg:font-family="'Linux Libertine G:nfsp=1&amp;lith=0'" style:font-pitch="variable"/>
    <style:font-face style:name="Linux Libertine G:onum=1" svg:font-family="'Linux Libertine G:onum=1'" style:font-pitch="variable"/>
    <style:font-face style:name="Linux Libertine G:onum=1&amp;pnum=1" svg:font-family="'Linux Libertine G:onum=1&amp;pnum=1'" style:font-pitch="variable"/>
    <style:font-face style:name="Linux Libertine G:para=1" svg:font-family="'Linux Libertine G:para=1'" style:font-pitch="variable"/>
    <style:font-face style:name="Linux Libertine G:sa01=1" svg:font-family="'Linux Libertine G:sa01=1'" style:font-pitch="variable"/>
    <style:font-face style:name="Linux Libertine G:smcp=1" svg:font-family="'Linux Libertine G:smcp=1'" style:font-pitch="variable"/>
    <style:font-face style:name="Linux Libertine G:smcp=1&amp;sa08=1" svg:font-family="'Linux Libertine G:smcp=1&amp;sa08=1'" style:font-pitch="variable"/>
    <style:font-face style:name="Linux Libertine G:smcp=1&amp;salt=1" svg:font-family="'Linux Libertine G:smcp=1&amp;salt=1'" style:font-pitch="variable"/>
    <style:font-face style:name="Linux Libertine G:sups=11" svg:font-family="'Linux Libertine G:sups=1'" style:font-pitch="variable"/>
    <style:font-face style:name="Linux Libertine G:sups=1" svg:font-family="'Linux Libertine G:sups=1'" style:font-adornments="Általános" style:font-pitch="variable"/>
    <style:font-face style:name="Linux Libertine G:sups=1&amp;pnum=1" svg:font-family="'Linux Libertine G:sups=1&amp;pnum=1'" style:font-pitch="variable"/>
    <style:font-face style:name="Linux Libertine GNH" svg:font-family="'Linux Libertine GNH'" style:font-pitch="variable"/>
    <style:font-face style:name="Linux Libertine O1" svg:font-family="'Linux Libertine O'" style:font-pitch="variable"/>
    <style:font-face style:name="Magyar Linux Libertine G" svg:font-family="'Magyar Linux Libertine G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驛微米�" svg:font-family="文泉驛微米�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G" fo:font-size="12pt" fo:language="en" fo:country="US" style:letter-kerning="true" style:font-name-asian="文泉驛微米�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驛微米�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nux Libertine G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nux Libertine G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G" style:font-name-complex="Lohit Hindi1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line-height="75%" fo:text-indent="-0.499cm" style:auto-text-indent="false" style:page-number="auto" text:number-lines="false" text:line-number="0"/>
      <style:text-properties style:font-name="Linux Libertine G:sups=1" fo:font-size="12pt" style:font-size-asian="10pt" style:font-size-complex="10pt"/>
    </style:style>
    <style:style style:name="Példa" style:family="paragraph" style:parent-style-name="Text_20_body">
      <style:paragraph-properties fo:background-color="transparent">
        <style:background-image/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>
      <style:text-properties style:text-position="45% 50%" style:font-name="Linux Libertine G:foot=1&amp;algn=1"/>
    </style:style>
    <style:style style:name="Footnote_20_anchor" style:display-name="Footnote anchor" style:family="text">
      <style:text-properties style:text-position="0% 100%" style:font-name="Linux Libertine G:sups=1"/>
    </style:style>
    <style:style style:name="Internet_20_link" style:display-name="Internet link" style:family="text">
      <style:text-properties fo:color="#000080" style:text-line-through-style="solid" fo:language="zxx" fo:country="none" style:text-underline-style="none" style:language-asian="zxx" style:country-asian="none" style:language-complex="zxx" style:country-complex="none"/>
    </style:style>
    <style:style style:name="Névtelen1" style:family="text" style:parent-style-name="Internet_20_link">
      <style:text-properties style:text-line-through-style="solid"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8T02:03:50</meta:creation-date>
    <dc:date>2012-01-16T09:39:27</dc:date>
    <meta:editing-duration>P1DT7H46M14S</meta:editing-duration>
    <meta:editing-cycles>141</meta:editing-cycles>
    <meta:generator>LibreOffice/3.3$Linux LibreOffice_project/330m19$Build-202</meta:generator>
    <dc:creator>Németh László</dc:creator>
    <meta:document-statistic meta:table-count="1" meta:image-count="0" meta:object-count="0" meta:page-count="6" meta:paragraph-count="215" meta:word-count="1010" meta:character-count="6396"/>
  </office:meta>
</office:document-meta>
</file>